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11cm"/>
    </style:style>
    <style:style style:name="co2" style:family="table-column">
      <style:table-column-properties fo:break-before="auto" style:column-width="1.672cm"/>
    </style:style>
    <style:style style:name="co3" style:family="table-column">
      <style:table-column-properties fo:break-before="auto" style:column-width="1.595cm"/>
    </style:style>
    <style:style style:name="co4" style:family="table-column">
      <style:table-column-properties fo:break-before="auto" style:column-width="5.057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1.902cm"/>
    </style:style>
    <style:style style:name="co8" style:family="table-column">
      <style:table-column-properties fo:break-before="auto" style:column-width="26.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0.933cm"/>
    </style:style>
    <style:style style:name="co12" style:family="table-column">
      <style:table-column-properties fo:break-before="auto" style:column-width="19.31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" style:family="table-cell" style:parent-style-name="Default">
      <style:text-properties fo:color="#3c3c3c" style:font-name="Arial" fo:language="none" fo:country="none" style:font-name-asian="Ubuntu" style:language-asian="none" style:country-asian="none" style:font-name-complex="Ubuntu" style:language-complex="none" style:country-complex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LQFP100</text:p>
          </table:table-cell>
          <table:table-cell office:value-type="string">
            <text:p>LQFP64</text:p>
          </table:table-cell>
          <table:table-cell office:value-type="string">
            <text:p>LQFP48</text:p>
          </table:table-cell>
          <table:table-cell office:value-type="string">
            <text:p>Name</text:p>
          </table:table-cell>
          <table:table-cell/>
          <table:table-cell office:value-type="string">
            <text:p>IO</text:p>
          </table:table-cell>
          <table:table-cell office:value-type="string">
            <text:p>Alternate</text:p>
          </table:table-cell>
          <table:table-cell office:value-type="string">
            <text:p>Additional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E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RACECK/TIM3_CH1/TSC_G7_IO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E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RACED0/TIM3_CH2/TSC_G7_IO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E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RACED1/TIM3_CH3/TSC_G7_IO3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E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RACED2/TIM3_CH4/TSC_G7_IO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E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RACED3</text:p>
          </table:table-cell>
          <table:table-cell office:value-type="string">
            <text:p>WKUP3/RTC_TAMP3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BAT</text:p>
          </table:table-cell>
          <table:table-cell office:value-type="string">
            <text:p>S</text:p>
          </table:table-cell>
          <table:table-cell/>
          <table:table-cell office:value-type="string">
            <text:p>Backup power supply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C13</text:p>
          </table:table-cell>
          <table:table-cell office:value-type="string">
            <text:p>I/O</text:p>
          </table:table-cell>
          <table:table-cell office:value-type="string">
            <text:p>TC</text:p>
          </table:table-cell>
          <table:table-cell office:value-type="string">
            <text:p>TIM1_CH1N</text:p>
          </table:table-cell>
          <table:table-cell office:value-type="string">
            <text:p>WKUP2/RTC_TAMP1/RTC_TS/RTC_OUT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PC14-OSC32_IN(PC14)</text:p>
          </table:table-cell>
          <table:table-cell office:value-type="string">
            <text:p>I/O</text:p>
          </table:table-cell>
          <table:table-cell office:value-type="string">
            <text:p>TC</text:p>
          </table:table-cell>
          <table:table-cell/>
          <table:table-cell office:value-type="string">
            <text:p>OSC32_IN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C15-OSC32_OUT(PC15)</text:p>
          </table:table-cell>
          <table:table-cell office:value-type="string">
            <text:p>I/O</text:p>
          </table:table-cell>
          <table:table-cell office:value-type="string">
            <text:p>TC</text:p>
          </table:table-cell>
          <table:table-cell/>
          <table:table-cell office:value-type="string">
            <text:p>OSC32_OUT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F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15_CH1/SPI2_SCK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F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15_CH2/SPI2_SCK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PF0-OSC_IN(PF0)</text:p>
          </table:table-cell>
          <table:table-cell office:value-type="string">
            <text:p>I/O</text:p>
          </table:table-cell>
          <table:table-cell office:value-type="string">
            <text:p>FTf</text:p>
          </table:table-cell>
          <table:table-cell office:value-type="string">
            <text:p>TIM1_CH3N/I2C2_SDA</text:p>
          </table:table-cell>
          <table:table-cell office:value-type="string">
            <text:p>OSC_IN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PF1-OSC_OUT(PF1)</text:p>
          </table:table-cell>
          <table:table-cell office:value-type="string">
            <text:p>I/O</text:p>
          </table:table-cell>
          <table:table-cell office:value-type="string">
            <text:p>FTf</text:p>
          </table:table-cell>
          <table:table-cell office:value-type="string">
            <text:p>I2C2_SCL</text:p>
          </table:table-cell>
          <table:table-cell office:value-type="string">
            <text:p>OSC_OUT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NRST</text:p>
          </table:table-cell>
          <table:table-cell office:value-type="string">
            <text:p>I/O</text:p>
          </table:table-cell>
          <table:table-cell office:value-type="string">
            <text:p>RST</text:p>
          </table:table-cell>
          <table:table-cell office:value-type="string">
            <text:p>Device reset input/internal reset output (active low)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C0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/>
          <table:table-cell office:value-type="string">
            <text:p>ADC12_IN6/COMP7_INM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string">
            <text:p>PC1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/>
          <table:table-cell office:value-type="string">
            <text:p>ADC12_IN7/COMP7_INP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C2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COMP7_OUT</text:p>
          </table:table-cell>
          <table:table-cell office:value-type="string">
            <text:p>ADC12_IN8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PC3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TIM1_BKIN2</text:p>
          </table:table-cell>
          <table:table-cell office:value-type="string">
            <text:p>ADC12_IN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string">
            <text:p>PF2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/>
          <table:table-cell office:value-type="string">
            <text:p>ADC12_IN10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VSSA/VREFS</text:p>
          </table:table-cell>
          <table:table-cell table:number-columns-repeated="2"/>
          <table:table-cell office:value-type="string">
            <text:p>Analog ground/Negative reference voltage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string">
            <text:p>VREF+</text:p>
          </table:table-cell>
          <table:table-cell office:value-type="string">
            <text:p>S</text:p>
          </table:table-cell>
          <table:table-cell/>
          <table:table-cell office:value-type="string">
            <text:p>Positive reference voltage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string">
            <text:p>VDDA</text:p>
          </table:table-cell>
          <table:table-cell office:value-type="string">
            <text:p>S</text:p>
          </table:table-cell>
          <table:table-cell/>
          <table:table-cell office:value-type="string">
            <text:p>Analog power supply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VDDA/VREF+</text:p>
          </table:table-cell>
          <table:table-cell office:value-type="string">
            <text:p>S</text:p>
          </table:table-cell>
          <table:table-cell/>
          <table:table-cell office:value-type="string">
            <text:p>Analog power supply/Positive reference voltage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PA0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USART2_CTS/TIM2_CH1_ETR/TIM8_BKIN/TIM8_ETR/TSC_G1_IO1/COMP1_OUT</text:p>
          </table:table-cell>
          <table:table-cell office:value-type="string">
            <text:p>ADC1_IN1/COMP1_INM/RTC_TAMP2/WKUP1/COMP7_INP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USART2_RTS/TIM2_CH2/TSC_G1_IO2/TIM15_CH1N</text:p>
          </table:table-cell>
          <table:table-cell office:value-type="string">
            <text:p>ADC1_IN2/COMP1_INP/OPAMP1_VINP/OPAMP3_VINP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USART2_TX/TIM2_CH3/TIM15_CH1/TSC_G1_IO3/COMP2_OUT</text:p>
          </table:table-cell>
          <table:table-cell office:value-type="string">
            <text:p>ADC1_IN3/COMP2_INM/AOP1_OUT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USART2_RX/TIM2_CH4/TIM15_CH2/TSC_G1_IO4</text:p>
          </table:table-cell>
          <table:table-cell office:value-type="string">
            <text:p>ADC1_IN4/OPAMP1_VINP/COMP2_INP/OPAMP1_VINM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PF4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COMP1_OUT</text:p>
          </table:table-cell>
          <table:table-cell office:value-type="string">
            <text:p>ADC1_IN5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VDD_4</text:p>
          </table:table-cell>
          <table:table-cell office:value-type="string">
            <text:p>S</text:p>
          </table:table-cell>
          <table:table-cell table:style-name="ce1" office:value-type="string">
            <text:p>(1)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SPI1_NSS/SPI3_NSS/I2S3_WS/USART2_CK/TSC_G2_IO1/TIM3_CH2</text:p>
          </table:table-cell>
          <table:table-cell office:value-type="string">
            <text:p>ADC2_IN1/DAC1_OUT1/OPAMP4_VINP/COMP1_INM4/COMP2_INM4/COMP3_INM4/COMP4_INM4/COMP5_INM4/COMP6_INM4/COMP7_INM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SPI1_SCK/TIM2_CH1_ETR/TSC_G2_IO2</text:p>
          </table:table-cell>
          <table:table-cell office:value-type="string">
            <text:p>ADC2_IN2/DAC1_OUT2/OPAMP1_VINP/OPAMP2_VINM/OPAMP3_VINP/COMP1_INM5/COMP2_INM5/COMP3_INM5/COMP4_INM5/COMP5_INM5/COMP6_INM5/COMP7_INM5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SPI1_MISO/TIM3_CH1/TIM8_BKIN/TIM1_BKIN/TIM16_CH1/COMP1_OUT/TSC_G2_IO3</text:p>
          </table:table-cell>
          <table:table-cell office:value-type="string">
            <text:p>ADC2_IN3/AOP2_OUT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SPI1_MOSI/TIM3_CH2/TIM17_CH1/TIM1_CH1N/TIM8_CH1N/TSC_G2_IO4/COMP2_OUT</text:p>
          </table:table-cell>
          <table:table-cell office:value-type="string">
            <text:p>ADC2_IN4/COMP2_IN/OPAMP2_VINP/OPAMP1_VINP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PC4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USART1_TX</text:p>
          </table:table-cell>
          <table:table-cell office:value-type="string">
            <text:p>ADC2_IN5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PC5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USART1_RX/TSC_G3_IO1ADC2_IN11/OPAMP2_VINM/OPAMP1_VINM</text:p>
          </table:table-cell>
          <table:table-cell office:value-type="string">
            <text:p>ADC2_IN11/OPAMP2_VINM/OPAMP1_VINM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TIM3_CH3/TIM1_CH2N/TIM8_CH2N/TSC_G3_IO2</text:p>
          </table:table-cell>
          <table:table-cell office:value-type="string">
            <text:p>ADC3_IN12/COMP4_INP/OPAMP3_VINP/OPAMP2_VINP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TIM3_CH4/TIM1_CH3N/TIM8_CH3N/COMP4_OUT/TSC_G3_IO3</text:p>
          </table:table-cell>
          <table:table-cell office:value-type="string">
            <text:p>ADC3_IN1/AOP3_OUT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PB2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TSC_G3_IO4</text:p>
          </table:table-cell>
          <table:table-cell office:value-type="string">
            <text:p>ADC2_IN12/COMP4_INM/OPAMP3_VINM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  <table:table-cell office:value-type="string">
            <text:p>PE7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TIM1_ETR</text:p>
          </table:table-cell>
          <table:table-cell office:value-type="string">
            <text:p>ADC3_IN13/COMP4_INP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2"/>
          <table:table-cell office:value-type="string">
            <text:p>PE8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TIM1_CH1N</text:p>
          </table:table-cell>
          <table:table-cell office:value-type="string">
            <text:p>COMP4_INM/ADC34_IN6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number-columns-repeated="2"/>
          <table:table-cell office:value-type="string">
            <text:p>PE9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TIM1_CH1</text:p>
          </table:table-cell>
          <table:table-cell office:value-type="string">
            <text:p>ADC3_IN2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2"/>
          <table:table-cell office:value-type="string">
            <text:p>PE10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TIM1_CH2N</text:p>
          </table:table-cell>
          <table:table-cell office:value-type="string">
            <text:p>ADC3_IN14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number-columns-repeated="2"/>
          <table:table-cell office:value-type="string">
            <text:p>PE11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TIM1_CH2</text:p>
          </table:table-cell>
          <table:table-cell office:value-type="string">
            <text:p>ADC3_IN15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number-columns-repeated="2"/>
          <table:table-cell office:value-type="string">
            <text:p>PE12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TIM1_CH3N</text:p>
          </table:table-cell>
          <table:table-cell office:value-type="string">
            <text:p>ADC3_IN16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number-columns-repeated="2"/>
          <table:table-cell office:value-type="string">
            <text:p>PE13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TIM1_CH3</text:p>
          </table:table-cell>
          <table:table-cell office:value-type="string">
            <text:p>ADC3_IN3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number-columns-repeated="2"/>
          <table:table-cell office:value-type="string">
            <text:p>PE14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TIM1_CH4/TIM1_BKIN2</text:p>
          </table:table-cell>
          <table:table-cell office:value-type="string">
            <text:p>ADC4_IN1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2"/>
          <table:table-cell office:value-type="string">
            <text:p>PE15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USART3_RX/TIM1_BKIN</text:p>
          </table:table-cell>
          <table:table-cell office:value-type="string">
            <text:p>ADC4_IN2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string">
            <text:p>PB10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USART3_TX/TIM2_CH3/TSC_SYNC</text:p>
          </table:table-cell>
          <table:table-cell office:value-type="string">
            <text:p>COMP5_INM/OPAMP4_VINM/OPAMP3_VINM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string">
            <text:p>PB11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USART3_RX/TIM2_CH4/TSC_G6_IO1</text:p>
          </table:table-cell>
          <table:table-cell office:value-type="string">
            <text:p>COMP6_INP/OPAMP4_VINP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string">
            <text:p>VSS_2</text:p>
          </table:table-cell>
          <table:table-cell office:value-type="string">
            <text:p>S</text:p>
          </table:table-cell>
          <table:table-cell/>
          <table:table-cell office:value-type="string">
            <text:p>Digital ground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string">
            <text:p>VDD_2</text:p>
          </table:table-cell>
          <table:table-cell office:value-type="string">
            <text:p>S</text:p>
          </table:table-cell>
          <table:table-cell/>
          <table:table-cell office:value-type="string">
            <text:p>Digital power supply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SPI2_NSS/I2S2_WS/I2C2_SMBA/USART3_CK/TIM1_BKIN/TSC_G6_IO2</text:p>
          </table:table-cell>
          <table:table-cell table:style-name="ce2" office:value-type="string">
            <text:p>ADC4_IN3/COMP3_INM/AOP4_OUT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SPI2_SCK/I2S2_CK/USART3_CTS/TIM1_CH1N/TSC_G6_IO3</text:p>
          </table:table-cell>
          <table:table-cell office:value-type="string">
            <text:p>ADC3_IN5/COMP5_INP/OPAMP4_VINP/OPAMP3_VINP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string">
            <text:p>PB14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SPI2_MISO/I2S2ext_SD/USART3_RTS/TIM1_CH2N/TIM15_CH1/TSC_G6_IO4</text:p>
          </table:table-cell>
          <table:table-cell office:value-type="string">
            <text:p>COMP3_INP/ADC4_IN4/OPAMP2_VINP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string">
            <text:p>PB15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SPI2_MOSI/I2S2_SD/TIM1_CH3N/TIM15_CH1N/TIM15_CH2</text:p>
          </table:table-cell>
          <table:table-cell table:style-name="ce3" office:value-type="string">
            <text:p>ADC4_IN5/RTC_REFIN/COMP6_INM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number-columns-repeated="2"/>
          <table:table-cell office:value-type="string">
            <text:p>PD8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USART3_TX</text:p>
          </table:table-cell>
          <table:table-cell office:value-type="string">
            <text:p>ADC4_IN12/OPAMP4_VINM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number-columns-repeated="2"/>
          <table:table-cell office:value-type="string">
            <text:p>PD9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USART3_RX</text:p>
          </table:table-cell>
          <table:table-cell office:value-type="string">
            <text:p>ADC4_IN13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number-columns-repeated="2"/>
          <table:table-cell office:value-type="string">
            <text:p>PD10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USART3_CK</text:p>
          </table:table-cell>
          <table:table-cell office:value-type="string">
            <text:p>ADC34_IN7/COMP6_INM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2"/>
          <table:table-cell office:value-type="string">
            <text:p>PD11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USART3_CTS</text:p>
          </table:table-cell>
          <table:table-cell office:value-type="string">
            <text:p>ADC34_IN8/COMP6_INP/OPAMP4_VINP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number-columns-repeated="2"/>
          <table:table-cell office:value-type="string">
            <text:p>PD12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USART3_RTS/TIM4_CH1/TSC_G8_IO1</text:p>
          </table:table-cell>
          <table:table-cell office:value-type="string">
            <text:p>ADC34_IN9/COMP5_INP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number-columns-repeated="2"/>
          <table:table-cell office:value-type="string">
            <text:p>PD13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TIM4_CH2/TSC_G8_IO2</text:p>
          </table:table-cell>
          <table:table-cell office:value-type="string">
            <text:p>ADC34_IN10/COMP5_INM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number-columns-repeated="2"/>
          <table:table-cell office:value-type="string">
            <text:p>PD14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TIM4_CH3/TSC_G8_IO3</text:p>
          </table:table-cell>
          <table:table-cell office:value-type="string">
            <text:p>COMP3_INP/ADC34_IN11/OPAMP2_VINP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number-columns-repeated="2"/>
          <table:table-cell office:value-type="string">
            <text:p>PD15</text:p>
          </table:table-cell>
          <table:table-cell office:value-type="string">
            <text:p>I/O</text:p>
          </table:table-cell>
          <table:table-cell office:value-type="string">
            <text:p>TTa</text:p>
          </table:table-cell>
          <table:table-cell office:value-type="string">
            <text:p>SPI2_NSS/TIM4_CH4/TSC_G8_IO4</text:p>
          </table:table-cell>
          <table:table-cell office:value-type="string">
            <text:p>COMP3_INM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PC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I2S2_MCK/COMP6_OUT/TIM8_CH1/TIM3_CH1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PC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I2S3_MCK/TIM8_CH2/TIM3_CH2/COMP5_OUT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PC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8_CH3/TIM3_CH3/COMP3_OUT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PC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8_CH4/TIM8_BKIN2/TIM3_CH4/I2S_CKIN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I2C2_SMBA/I2S2_MCK/USART1_CK/TIM1_CH1/TIM4_ETR/MCO/COMP3_OUT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office:value-type="string">
            <text:p>FTf</text:p>
          </table:table-cell>
          <table:table-cell office:value-type="string">
            <text:p>I2C2_SCL/I2S3_MCK/USART1_TX/TIM1_CH2/TIM2_CH3/TIM15_BKIN/TSC_G4_IO1/COMP5_OUT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office:value-type="string">
            <text:p>FTf</text:p>
          </table:table-cell>
          <table:table-cell office:value-type="string">
            <text:p>I2C2_SDA/USART1_RX/TIM1_CH3/TIM2_CH4/TIM8_BKIN/TIM17_BKIN/TSC_G4_IO2/COMP6_OUT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1_CTS/USBDM/CAN_RX/TIM1_CH1N/TIM1_CH4/TIM1_BKIN2/TIM4_CH1/COMP1_OUT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1_RTS/USBDP/CAN_TX/TIM1_CH2N/TIM1_ETR/TIM4_CH2/TIM16_CH1/COMP2_OUT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string">
            <text:p>PA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3_CTS/TIM4_CH3/TIM16_CH1N/TSC_G4_IO3/IR_OUT/SWDAT-JTMS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table:number-columns-repeated="2"/>
          <table:table-cell office:value-type="string">
            <text:p>PF6</text:p>
          </table:table-cell>
          <table:table-cell office:value-type="string">
            <text:p>I/O</text:p>
          </table:table-cell>
          <table:table-cell office:value-type="string">
            <text:p>FTf</text:p>
          </table:table-cell>
          <table:table-cell office:value-type="string">
            <text:p>I2C2_SCL/USART3_RTS/TIM4_CH4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string">
            <text:p>VSS_3</text:p>
          </table:table-cell>
          <table:table-cell office:value-type="string">
            <text:p>S</text:p>
          </table:table-cell>
          <table:table-cell/>
          <table:table-cell office:value-type="string">
            <text:p>Ground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string">
            <text:p>VDD_3</text:p>
          </table:table-cell>
          <table:table-cell office:value-type="string">
            <text:p>S</text:p>
          </table:table-cell>
          <table:table-cell/>
          <table:table-cell office:value-type="string">
            <text:p>Digital power supply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string">
            <text:p>PA14</text:p>
          </table:table-cell>
          <table:table-cell office:value-type="string">
            <text:p>I/O</text:p>
          </table:table-cell>
          <table:table-cell office:value-type="string">
            <text:p>FTf</text:p>
          </table:table-cell>
          <table:table-cell office:value-type="string">
            <text:p>I2C1_SDA/USART2_TX/TIM8_CH2/TIM1_BKIN/TSC_G4_IO4/SWCLK-JTCK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office:value-type="string">
            <text:p>FTf</text:p>
          </table:table-cell>
          <table:table-cell office:value-type="string">
            <text:p>I2C1_SCL/SPI1_NSS/SPI3_NSS/I2S3_WS/JTDI/USART2_RX/TIM1_BKIN/TIM2_CH1_ETR/TIM8_CH1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PC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SPI3_SCK/I2S3_CK/USART3_TX/UART4_TX/TIM8_CH1N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PC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SPI3_MISO/I2S3ext_SD/USART3_RX/UART4_RX/TIM8_CH2N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PC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SPI3_MOSI/I2S3_SD/USART3_CK/UART5_TX/TIM8_CH3N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table:number-columns-repeated="2"/>
          <table:table-cell office:value-type="string">
            <text:p>PD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CAN_RX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table:number-columns-repeated="2"/>
          <table:table-cell office:value-type="string">
            <text:p>PD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CAN_TX/TIM8_CH4/TIM8_BKIN2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PD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ART5_RX/TIM3_ETR/TIM8_BKIN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office:value-type="string">
            <text:p>PD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2_CTS/TIM2_CH1_ETR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office:value-type="string">
            <text:p>PD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2_RTS/TIM2_CH2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office:value-type="string">
            <text:p>PD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2_TX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office:value-type="string">
            <text:p>PD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2_RX/TIM2_CH4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office:value-type="string">
            <text:p>PD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2_CK/TIM2_CH3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office:value-type="string">
            <text:p>PB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SPI3_SCK/I2S3_CK/SPI1_SCK/USART2_TX/TIM2_CH2/TIM3_ETR/TIM4_ETR/TIM8_CH1N/TSC_G5_IO1/JTDOTRACESWO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SPI3_MISO/I2S3ext_SD/SPI1_MISO/USART2_RX/TIM3_CH1/TIM16_CH1/TIM17_BKIN/TIM8_CH2N/TSC_G5_IO2/NJTRST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SPI3_MOSI/SPI1_MOSI/I2S3_SD/I2C1_SMBA/USART2_CK/TIM16_BKIN/TIM3_CH2/TIM8_CH3N/TIM17_CH1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office:value-type="string">
            <text:p>FTf</text:p>
          </table:table-cell>
          <table:table-cell office:value-type="string">
            <text:p>I2C1_SCL/USART1_TX/TIM16_CH1N/TIM4_CH1/TIM8_CH1/TSC_G5_IO3/TIM8_ETR/TIM8_BKIN2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office:value-type="string">
            <text:p>FTf</text:p>
          </table:table-cell>
          <table:table-cell office:value-type="string">
            <text:p>I2C1_SDA/USART1_RX/TIM3_CH4/TIM4_CH2/TIM17_CH1N/TIM8_BKIN/TSC_G5_IO4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string">
            <text:p>BOOT0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string">
            <text:p>Boot memory selection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office:value-type="string">
            <text:p>FTf</text:p>
          </table:table-cell>
          <table:table-cell office:value-type="string">
            <text:p>I2C1_SCL/CAN_RX/TIM16_CH1/TIM4_CH3/TIM8_CH2/TIM1_BKIN/TSC_SYNC/COMP1_OUT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office:value-type="string">
            <text:p>FTf</text:p>
          </table:table-cell>
          <table:table-cell office:value-type="string">
            <text:p>I2C1_SDA/CAN_TX/TIM17_CH1/TIM4_CH4/TIM8_CH3/IR_OUT/COMP2_OUT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office:value-type="string">
            <text:p>PE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1_TX/TIM4_ETR/TIM16_CH1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office:value-type="string">
            <text:p>PE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1_RX/TIM17_CH1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string">
            <text:p>VSS_1</text:p>
          </table:table-cell>
          <table:table-cell office:value-type="string">
            <text:p>S</text:p>
          </table:table-cell>
          <table:table-cell/>
          <table:table-cell office:value-type="string">
            <text:p>Ground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string">
            <text:p>VDD_1</text:p>
          </table:table-cell>
          <table:table-cell office:value-type="string">
            <text:p>S</text:p>
          </table:table-cell>
          <table:table-cell/>
          <table:table-cell office:value-type="string">
            <text:p>Digital power supply</text:p>
          </table:table-cell>
          <table:table-cell table:number-columns-repeated="6"/>
        </table:table-row>
        <table:table-row table:style-name="ro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0T12:24:21</dc:date>
    <dc:creator>Gordon Williams</dc:creator>
    <meta:generator>LibreOffice/3.5$Linux_X86_64 LibreOffice_project/350m1$Build-2</meta:generator>
    <meta:editing-duration>PT3M15S</meta:editing-duration>
    <meta:editing-cycles>3</meta:editing-cycles>
    <meta:document-statistic meta:table-count="1" meta:cell-count="653" meta:object-count="0"/>
  </office:meta>
</office:document-meta>
</file>